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esting Strategy &amp; Design: Clinical RAG Co-pilot</text:h>
      <text:h text:style-name="Heading_20_2" text:outline-level="2">1. Introduction &amp; Goals</text:h>
      <text:p text:style-name="Text_20_body">This document outlines the comprehensive testing strategy for the Clinical RAG Co-pilot application. The primary goal is to ensure the system is <text:span text:style-name="Strong_20_Emphasis">reliable, secure, accurate, and performant</text:span> before deployment. Our testing philosophy is multi-layered, covering individual components in isolation and the system as a whole.</text:p>
      <text:h text:style-name="Heading_20_2" text:outline-level="2">2. Overall Testing Strategy</text:h>
      <text:p text:style-name="Text_20_body">We will employ a multi-layered approach to guarantee quality at every stage of development.</text:p>
      <text:list text:style-name="L1">
        <text:list-item>
          <text:p text:style-name="P1"><text:span text:style-name="Strong_20_Emphasis">Unit Testing:</text:span> To verify that each individual function and class (each "module" or "atom") behaves as expected in isolation. This is the fastest and most granular level of testing.</text:p>
        </text:list-item>
        <text:list-item>
          <text:p text:style-name="P1"><text:span text:style-name="Strong_20_Emphasis">Integration Testing:</text:span> To verify that the different services in our Docker ecosystem (<text:span text:style-name="Source_20_Text">web</text:span>, <text:span text:style-name="Source_20_Text">db</text:span>, <text:span text:style-name="Source_20_Text">ollama</text:span>) can communicate correctly and work together.</text:p>
        </text:list-item>
        <text:list-item>
          <text:p text:style-name="P1"><text:span text:style-name="Strong_20_Emphasis">End-to-End (E2E) Testing:</text:span> To simulate a full user request, from the API endpoint to the final AI-generated answer, ensuring the entire workflow is correct.</text:p>
        </text:list-item>
        <text:list-item>
          <text:p text:style-name="P1"><text:span text:style-name="Strong_20_Emphasis">Manual &amp; Exploratory Testing:</text:span> To use the FastAPI documentation (<text:span text:style-name="Source_20_Text">/docs</text:span>) to manually test new features, edge cases, and the qualitative performance of the LLM.</text:p>
        </text:list-item>
      </text:list>
      <text:h text:style-name="Heading_20_2" text:outline-level="2">3. Testing Design &amp; Key Decisions</text:h>
      <text:h text:style-name="Heading_20_3" text:outline-level="3">Framework Choice: <text:span text:style-name="Source_20_Text">pytest</text:span></text:h>
      <text:list text:style-name="L2">
        <text:list-item>
          <text:p text:style-name="P2"><text:span text:style-name="Strong_20_Emphasis">Decision:</text:span> We will use the <text:span text:style-name="Source_20_Text">pytest</text:span> framework for all Python testing.</text:p>
        </text:list-item>
        <text:list-item>
          <text:p text:style-name="P2"><text:span text:style-name="Strong_20_Emphasis">Reasoning:</text:span> <text:span text:style-name="Source_20_Text">pytest</text:span> is the industry standard for Python. It has a simple, clean syntax, requires minimal boilerplate, and has a rich ecosystem of plugins. Its "fixture" system is particularly powerful for managing test setup and teardown (like creating a temporary database connection).</text:p>
        </text:list-item>
      </text:list>
      <text:h text:style-name="Heading_20_3" text:outline-level="3">Test Environment: Mocking vs. Live Services</text:h>
      <text:p text:style-name="Text_20_body">We will use a hybrid approach, choosing the right tool for the right job.</text:p>
      <text:list text:style-name="L3">
        <text:list-item>
          <text:p text:style-name="P3"><text:span text:style-name="Strong_20_Emphasis">Unit Tests (Mocking):</text:span> For most unit tests, we will <text:span text:style-name="Strong_20_Emphasis">mock</text:span> external dependencies. For example, when testing a function in <text:span text:style-name="Source_20_Text">main.py</text:span>, we won't make a real call to <text:span text:style-name="Source_20_Text">db_manager</text:span>. Instead, we'll replace it with a mock object that returns a predictable, fake response.</text:p>
          <text:list>
            <text:list-item>
              <text:p text:style-name="P3"><text:span text:style-name="Strong_20_Emphasis">Trade-offs:</text:span></text:p>
              <text:list>
                <text:list-item>
                  <text:p text:style-name="P3"><text:span text:style-name="Strong_20_Emphasis">Pro:</text:span> Tests are extremely fast, completely isolated from network or database failures, and 100% predictable.</text:p>
                </text:list-item>
                <text:list-item>
                  <text:p text:style-name="P3"><text:soft-page-break/><text:span text:style-name="Strong_20_Emphasis">Con:</text:span> Does not verify that the application can <text:span text:style-name="Emphasis">actually</text:span> connect to the database or Ollama.</text:p>
                </text:list-item>
              </text:list>
            </text:list-item>
          </text:list>
        </text:list-item>
        <text:list-item>
          <text:p text:style-name="P3"><text:span text:style-name="Strong_20_Emphasis">Integration &amp; E2E Tests (Live Services):</text:span> For testing the complete data flow, we will run tests against the live Docker containers.</text:p>
          <text:list>
            <text:list-item>
              <text:p text:style-name="P3"><text:span text:style-name="Strong_20_Emphasis">Trade-offs:</text:span></text:p>
              <text:list>
                <text:list-item>
                  <text:p text:style-name="P3"><text:span text:style-name="Strong_20_Emphasis">Pro:</text:span> Provides absolute confidence that the entire system works together.</text:p>
                </text:list-item>
                <text:list-item>
                  <text:p text:style-name="P3"><text:span text:style-name="Strong_20_Emphasis">Con:</text:span> Tests are slower, require the full Docker environment to be running, and results from the LLM can be non-deterministic (though the retrieval part should be stable).</text:p>
                </text:list-item>
              </text:list>
            </text:list-item>
          </text:list>
        </text:list-item>
      </text:list>
      <text:h text:style-name="Heading_20_2" text:outline-level="2">4. The Test Plan: Specific Tests to be Implemented</text:h>
      <text:h text:style-name="Heading_20_3" text:outline-level="3"><text:span text:style-name="Source_20_Text">db_manager.py</text:span> (Unit Tests)</text:h>
      <text:list text:style-name="L4">
        <text:list-item>
          <text:p text:style-name="P4"><text:span text:style-name="Source_20_Text">test_load_sql_queries_success()</text:span>: Verifies that the <text:span text:style-name="Source_20_Text">_load_sql_queries</text:span> function correctly parses the <text:span text:style-name="Source_20_Text">queries.sql</text:span> file and returns a dictionary with the expected keys (<text:span text:style-name="Source_20_Text">insert_patient</text:span>, etc.). This test will use a sample <text:span text:style-name="Source_20_Text">queries.sql</text:span> file.</text:p>
        </text:list-item>
        <text:list-item>
          <text:p text:style-name="P4"><text:span text:style-name="Source_20_Text">test_load_sql_queries_file_not_found()</text:span>: Verifies that a <text:span text:style-name="Source_20_Text">FileNotFoundError</text:span> is correctly raised if <text:span text:style-name="Source_20_Text">queries.sql</text:span> is missing.</text:p>
        </text:list-item>
        <text:list-item>
          <text:p text:style-name="P4"><text:span text:style-name="Source_20_Text">test_find_similar_chunks_logic()</text:span>: Verifies that the <text:span text:style-name="Source_20_Text">find_similar_chunks</text:span> function constructs and executes the correct SQL. This test will <text:span text:style-name="Strong_20_Emphasis">mock</text:span> the database connection (<text:span text:style-name="Source_20_Text">psycopg2</text:span>) to confirm that <text:span text:style-name="Source_20_Text">cur.execute()</text:span> is called with the expected patient ID and embedding string.</text:p>
        </text:list-item>
      </text:list>
      <text:h text:style-name="Heading_20_3" text:outline-level="3"><text:span text:style-name="Source_20_Text">ingestion.py</text:span> (Integration Test)</text:h>
      <text:list text:style-name="L5">
        <text:list-item>
          <text:p text:style-name="P5"><text:span text:style-name="Source_20_Text">test_full_ingestion_idempotency()</text:span>: This is a critical integration test. It will:</text:p>
          <text:list>
            <text:list-item>
              <text:p text:style-name="P5">Start with a clean, empty test database.</text:p>
            </text:list-item>
            <text:list-item>
              <text:p text:style-name="P5">Run the full <text:span text:style-name="Source_20_Text">ingest_patient_data</text:span> function.</text:p>
            </text:list-item>
            <text:list-item>
              <text:p text:style-name="P5">Assert that the correct number of patients and medical records have been created.</text:p>
            </text:list-item>
            <text:list-item>
              <text:p text:style-name="P5">Run the <text:span text:style-name="Source_20_Text">ingest_patient_data</text:span> function a <text:span text:style-name="Strong_20_Emphasis">second time</text:span>.</text:p>
            </text:list-item>
            <text:list-item>
              <text:p text:style-name="P5">Assert that no new records were created and that no <text:span text:style-name="Source_20_Text">UniqueViolation</text:span> errors were thrown, proving our <text:span text:style-name="Source_20_Text">ON CONFLICT</text:span> logic works.</text:p>
            </text:list-item>
          </text:list>
        </text:list-item>
      </text:list>
      <text:h text:style-name="Heading_20_3" text:outline-level="3"><text:span text:style-name="Source_20_Text">main.py</text:span> - FastAPI API (End-to-End Tests)</text:h>
      <text:list text:style-name="L6">
        <text:list-item>
          <text:p text:style-name="P6"><text:span text:style-name="Source_20_Text">test_root_endpoint()</text:span>: Sends a <text:span text:style-name="Source_20_Text">GET</text:span> request to <text:span text:style-name="Source_20_Text">/</text:span> and asserts that the status code is <text:span text:style-name="Source_20_Text">200</text:span> and the response is <text:span text:style-name="Source_20_Text">{"message": "Welcome..."}</text:span>.</text:p>
        </text:list-item>
        <text:list-item>
          <text:p text:style-name="P6"><text:span text:style-name="Source_20_Text">test_ask_endpoint_success()</text:span>: Sends a valid <text:span text:style-name="Source_20_Text">POST</text:span> request to <text:span text:style-name="Source_20_Text">/ask</text:span>. Asserts that the status code is <text:span text:style-name="Source_20_Text">200</text:span> and that the response body matches the <text:span text:style-name="Source_20_Text">QueryResponse</text:span> Pydantic model.</text:p>
        </text:list-item>
        <text:list-item>
          <text:p text:style-name="P6"><text:soft-page-break/><text:span text:style-name="Source_20_Text">test_ask_endpoint_patient_not_found()</text:span>: Sends a <text:span text:style-name="Source_20_Text">POST</text:span> request to <text:span text:style-name="Source_20_Text">/ask</text:span> with a <text:span text:style-name="Source_20_Text">patient_id</text:span> that does not exist (e.g., <text:span text:style-name="Source_20_Text">999</text:span>). Asserts that the system returns a specific, helpful error message (e.g., a <text:span text:style-name="Source_20_Text">404 Not Found</text:span> status).</text:p>
        </text:list-item>
        <text:list-item>
          <text:p text:style-name="P6"><text:span text:style-name="Source_20_Text">test_ask_endpoint_no_context_found()</text:span>: Sends a valid query for an existing patient but for whom no relevant documents exist. Asserts that the LLM's response contains the specific phrase <text:span text:style-name="Source_20_Text">"The information is not available in the provided records."</text:span></text:p>
        </text:list-item>
      </text:list>
      <text:h text:style-name="Heading_20_2" text:outline-level="2">5. Problems Encountered During Testing (Living Section)</text:h>
      <text:p text:style-name="Text_20_body"><text:span text:style-name="Emphasis">This section will be updated as we build and test the application.</text:span></text:p>
      <text:list text:style-name="L7">
        <text:list-item>
          <text:p text:style-name="P7"><text:span text:style-name="Strong_20_Emphasis">Problem:</text:span> API was returning <text:span text:style-name="Source_20_Text">500 Internal Server Error</text:span> on valid requests.</text:p>
          <text:list>
            <text:list-item>
              <text:p text:style-name="P7"><text:span text:style-name="Strong_20_Emphasis">Investigation:</text:span> <text:span text:style-name="Source_20_Text">docker compose logs web</text:span> revealed a <text:span text:style-name="Source_20_Text">langchain_community.llms.ollama.OllamaEndpointNotFoundError</text:span> with the message <text:span text:style-name="Source_20_Text">model 'gemma:2b' not found</text:span>.</text:p>
            </text:list-item>
            <text:list-item>
              <text:p text:style-name="P7"><text:span text:style-name="Strong_20_Emphasis">Solution:</text:span> The <text:span text:style-name="Source_20_Text">ollama.Dockerfile</text:span> was only pre-loading the embedding model. We updated it to also pull the required generative model during the image build, which resolved the issue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2T11:55:44.170266761</meta:creation-date>
    <meta:generator>LibreOffice/25.2.5.2$Linux_X86_64 LibreOffice_project/fb4792146257752f54eab576deb869869b108571</meta:generator>
    <dc:date>2025-09-12T15:18:22.354360717</dc:date>
    <meta:editing-duration>PT5M15S</meta:editing-duration>
    <meta:editing-cycles>1</meta:editing-cycles>
    <meta:document-statistic meta:table-count="0" meta:image-count="0" meta:object-count="0" meta:page-count="3" meta:paragraph-count="45" meta:word-count="757" meta:character-count="5019" meta:non-whitespace-character-count="4337"/>
  </office:meta>
</office:document-meta>
</file>